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fanz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0:.G10])" office:value-type="float" office:value="44" calcext:value-type="float">
            <text:p>4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Zinn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-3</text:p>
          </table:table-cell>
          <table:table-cell table:style-name="ce10" office:value-type="string" calcext:value-type="string">
            <text:p>3-4</text:p>
          </table:table-cell>
          <table:table-cell table:style-name="ce10" office:value-type="string" calcext:value-type="string">
            <text:p>6-7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1:.G11])" office:value-type="float" office:value="13" calcext:value-type="float">
            <text:p>13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Ense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2:.G12])" office:value-type="float" office:value="50" calcext:value-type="float">
            <text:p>5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21T16:02:07.199848350</dc:date>
    <meta:editing-duration>P1DT2H32M27S</meta:editing-duration>
    <meta:editing-cycles>31</meta:editing-cycles>
    <meta:generator>LibreOffice/7.4.3.2$Linux_X86_64 LibreOffice_project/40$Build-2</meta:generator>
    <meta:document-statistic meta:table-count="1" meta:cell-count="55" meta:object-count="0"/>
  </office:meta>
</office:document-meta>
</file>